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fence="true" stretchy="false">[</mo>
      <mrow>
        <mtable>
          <mtr>
            <mtd>
              <mn>2</mn>
            </mtd>
            <mtd>
              <mrow>
                <mo stretchy="false">−</mo>
                <mn>3</mn>
              </mrow>
            </mtd>
            <mtd>
              <mn>4</mn>
            </mtd>
          </mtr>
          <mtr>
            <mtd>
              <mrow>
                <mo stretchy="false">−</mo>
                <mn>5</mn>
              </mrow>
            </mtd>
            <mtd>
              <mn>6</mn>
            </mtd>
            <mtd>
              <mn>7</mn>
            </mtd>
          </mtr>
        </mtable>
      </mrow>
      <mo fence="true" stretchy="false">]</mo>
    </mrow>
    <annotation encoding="StarMath 5.0">[matrix{2 # -3 # 4 ## -5 # 6 # 7} 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5:54:19.935417596</meta:creation-date>
    <dc:date>2017-05-27T15:58:18.600283394</dc:date>
    <meta:editing-duration>PT3M58S</meta:editing-duration>
    <meta:editing-cycles>1</meta:editing-cycles>
    <meta:generator>LibreOffice/5.3.1.2$Linux_x86 LibreOffice_project/30m0$Build-2</meta:generator>
  </office:meta>
</office:document-meta>
</file>